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pt"/>
    </style:style>
    <style:style style:name="co2" style:family="table-column">
      <style:table-column-properties fo:break-before="auto" style:column-width="135.69pt"/>
    </style:style>
    <style:style style:name="co3" style:family="table-column">
      <style:table-column-properties fo:break-before="auto" style:column-width="51.39pt"/>
    </style:style>
    <style:style style:name="co4" style:family="table-column">
      <style:table-column-properties fo:break-before="auto" style:column-width="151.91pt"/>
    </style:style>
    <style:style style:name="co5" style:family="table-column">
      <style:table-column-properties fo:break-before="auto" style:column-width="86.1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90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2"/>
        <table:table-column table:style-name="co6" table:number-columns-repeated="2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Who</text:p>
          </table:table-cell>
          <table:table-cell table:style-name="ce1"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pons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信息</text:p>
          </table:table-cell>
          <table:table-cell office:value-type="string" calcext:value-type="string">
            <text:p>200成功查看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b改api jersey api中注册没改</text:p>
          </table:table-cell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信息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/cards/{c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卡信息</text:p>
          </table:table-cell>
          <table:table-cell office:value-type="string" calcext:value-type="string">
            <text:p>404非法查看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contr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合约信息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contr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合约信息</text:p>
          </table:table-cell>
          <table:table-cell office:value-type="string" calcext:value-type="string">
            <text:p>404未获取信息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contr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卡合约信息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用户使用电话记录</text:p>
          </table:table-cell>
          <table:table-cell office:value-type="string" calcext:value-type="string">
            <text:p>201创建成功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用户使用电话记录</text:p>
          </table:table-cell>
          <table:table-cell office:value-type="string" calcext:value-type="string">
            <text:p>400未成功记录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非法生成他人电话记录</text:p>
          </table:table-cell>
          <table:table-cell office:value-type="string" calcext:value-type="string">
            <text:p>404非法操作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所有使用记录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所有使用记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电话所有使用记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/{r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单条使用记录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/{r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单条使用记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records/{r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电话单条使用记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所有账单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所有账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bill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所有账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/{b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单月账单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/{b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单月账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bills/{b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单月账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alan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询卡内余额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alan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询卡内余额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balan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卡内余额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给手机充值</text:p>
          </table:table-cell>
          <table:table-cell office:value-type="string" calcext:value-type="string">
            <text:p>201充值成功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给手机充值</text:p>
          </table:table-cell>
          <table:table-cell office:value-type="string" calcext:value-type="string">
            <text:p>400充值失败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所有充值记录</text:p>
          </table:table-cell>
          <table:table-cell office:value-type="string" calcext:value-type="string">
            <text:p>200成功查看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所有充值记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所有充值记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单条充值记录信息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单条充值记录信息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payment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单条充值记录信息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formula="of:=SUM([.F2:.F33])" office:value-type="float" office:value="166" calcext:value-type="float">
            <text:p>166</text:p>
          </table:table-cell>
          <table:table-cell table:formula="of:=SUM([.G2:.G33])" office:value-type="float" office:value="162" calcext:value-type="float">
            <text:p>162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6"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10:39:10.19183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7:01:17.294217000</meta:creation-date>
    <meta:generator>LibreOffice/5.1.4.2$MacOSX_X86_64 LibreOffice_project/a2b79effd678115174773cc8f9c66d2b5833e18c</meta:generator>
    <dc:date>2016-12-06T11:32:02.692847000</dc:date>
    <meta:editing-duration>P6DT6H6M17S</meta:editing-duration>
    <meta:editing-cycles>35</meta:editing-cycles>
    <meta:document-statistic meta:table-count="1" meta:cell-count="229" meta:object-count="0"/>
  </office:meta>
</office:document-meta>
</file>